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double #000000" fo:border-bottom="thin solid #000000" fo:border-left="none" fo:border-right="thin double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double #000000" fo:border-bottom="none" fo:border-left="thin double #000000" fo:border-right="thin solid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C6E0B4" style:repeat-content="false"/>
      <style:paragraph-properties fo:text-align="center"/>
    </style:style>
    <style:style style:name="ce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6E0B4" style:repeat-content="false"/>
      <style:paragraph-properties fo:text-align="center"/>
    </style:style>
    <style:style style:name="ce9" style:family="table-cell" style:parent-style-name="Default" style:data-style-name="N36">
      <style:table-cell-properties fo:border-top="thin solid #000000" fo:border-bottom="none" fo:border-left="thin solid #000000" fo:border-right="thin double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C6E0B4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automatic" fo:background-color="#C6E0B4" style:repeat-content="false"/>
      <style:paragraph-properties fo:text-align="center"/>
    </style:style>
    <style:style style:name="ce19" style:family="table-cell" style:parent-style-name="Default" style:data-style-name="N36">
      <style:table-cell-properties fo:border-top="thin solid #000000" fo:border-bottom="thin solid #000000" fo:border-left="thin solid #000000" fo:border-right="thin double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36">
      <style:table-cell-properties style:vertical-align="automatic"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double #000000" fo:border-bottom="thin solid #000000" fo:border-left="thin double #000000" fo:border-right="thin double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thin solid #000000" fo:border-bottom="thin solid #000000" fo:border-left="thin double #000000" fo:border-right="thin double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double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34" style:family="table-cell" style:parent-style-name="Default" style:data-style-name="N3">
      <style:table-cell-properties fo:border-top="thin solid #000000" fo:border-bottom="thin double #000000" fo:border-left="thin solid #000000" fo:border-right="thin double #000000" style:vertical-align="automatic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thin solid #000000" fo:border-bottom="thin double #000000" fo:border-left="thin double #000000" fo:border-right="thin double #000000" style:vertical-align="automatic" fo:background-color="#FFE699" style:repeat-content="false"/>
      <style:paragraph-properties fo:text-align="center"/>
    </style:style>
    <style:style style:name="ce36" style:family="table-cell" style:parent-style-name="Default" style:data-style-name="N3">
      <style:table-cell-properties fo:border-top="thin solid #000000" fo:border-bottom="thin double #000000" fo:border-left="none" fo:border-right="thin solid #000000" style:vertical-align="automatic" fo:background-color="#FFE699" style:repeat-content="false"/>
      <style:paragraph-properties fo:text-align="center"/>
    </style:style>
    <style:style style:name="ce37" style:family="table-cell" style:parent-style-name="Default" style:data-style-name="N3">
      <style:table-cell-properties fo:border-top="thin solid #000000" fo:border-bottom="thin double #000000" fo:border-left="none" fo:border-right="thin double #000000" style:vertical-align="automatic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4.33916666666667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1.29645833333333cm" style:use-optimal-column-width="true"/>
    </style:style>
    <style:style style:name="co6" style:family="table-column">
      <style:table-column-properties fo:break-before="auto" style:column-width="1.40229166666667cm" style:use-optimal-column-width="true"/>
    </style:style>
    <style:style style:name="co7" style:family="table-column">
      <style:table-column-properties fo:break-before="auto" style:column-width="1.87854166666667cm" style:use-optimal-column-width="true"/>
    </style:style>
    <style:style style:name="co8" style:family="table-column">
      <style:table-column-properties fo:break-before="auto" style:column-width="2.51354166666667cm" style:use-optimal-column-width="true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26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ckets_j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BUCKETS.JS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2">
            <text:p>array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Total</text:p>
          </table:table-cell>
          <table:table-cell table:number-columns-repeated="16372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25900000000000001" table:style-name="ce7">
            <text:p>0.259</text:p>
          </table:table-cell>
          <table:table-cell office:value-type="float" office:value="0.28799999999999998" table:style-name="ce8">
            <text:p>0.288</text:p>
          </table:table-cell>
          <table:table-cell office:value-type="float" office:value="0.26400000000000001" table:style-name="ce8">
            <text:p>0.264</text:p>
          </table:table-cell>
          <table:table-cell office:value-type="float" office:value="0.26400000000000001" table:style-name="ce8">
            <text:p>0.264</text:p>
          </table:table-cell>
          <table:table-cell office:value-type="float" office:value="0.25900000000000001" table:style-name="ce8">
            <text:p>0.259</text:p>
          </table:table-cell>
          <table:table-cell office:value-type="float" office:value="0.28499999999999998" table:style-name="ce8">
            <text:p>0.285</text:p>
          </table:table-cell>
          <table:table-cell office:value-type="float" office:value="0.25800000000000001" table:style-name="ce8">
            <text:p>0.258</text:p>
          </table:table-cell>
          <table:table-cell office:value-type="float" office:value="0.56899999999999995" table:style-name="ce8">
            <text:p>0.569</text:p>
          </table:table-cell>
          <table:table-cell office:value-type="float" office:value="0.23200000000000001" table:style-name="ce8">
            <text:p>0.232</text:p>
          </table:table-cell>
          <table:table-cell office:value-type="float" office:value="2.6779999999999999" table:formula="of:=SUM([.C5:.K5])" table:style-name="ce9">
            <text:p>2.678</text:p>
          </table:table-cell>
          <table:table-cell table:number-columns-repeated="16372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33903" table:style-name="ce33">
            <text:p>33,903</text:p>
          </table:table-cell>
          <table:table-cell office:value-type="float" office:value="34675" table:style-name="ce33">
            <text:p>34,675</text:p>
          </table:table-cell>
          <table:table-cell office:value-type="float" office:value="34896" table:style-name="ce33">
            <text:p>34,896</text:p>
          </table:table-cell>
          <table:table-cell office:value-type="float" office:value="42866" table:style-name="ce33">
            <text:p>42,866</text:p>
          </table:table-cell>
          <table:table-cell office:value-type="float" office:value="30483" table:style-name="ce33">
            <text:p>30,483</text:p>
          </table:table-cell>
          <table:table-cell office:value-type="float" office:value="55210" table:style-name="ce33">
            <text:p>55,210</text:p>
          </table:table-cell>
          <table:table-cell office:value-type="float" office:value="34765" table:style-name="ce33">
            <text:p>34,765</text:p>
          </table:table-cell>
          <table:table-cell office:value-type="float" office:value="39532" table:style-name="ce33">
            <text:p>39,532</text:p>
          </table:table-cell>
          <table:table-cell office:value-type="float" office:value="23817" table:style-name="ce33">
            <text:p>23,817</text:p>
          </table:table-cell>
          <table:table-cell office:value-type="float" office:value="330147" table:formula="of:=SUM([.C6:.K6])" table:style-name="ce34">
            <text:p>330,147</text:p>
          </table:table-cell>
          <table:table-cell table:number-columns-repeated="4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12">
            <text:p>bag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Total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501" table:style-name="ce7">
            <text:p>0.501</text:p>
          </table:table-cell>
          <table:table-cell office:value-type="float" office:value="0.45300000000000001" table:style-name="ce8">
            <text:p>0.453</text:p>
          </table:table-cell>
          <table:table-cell office:value-type="float" office:value="0.96299999999999997" table:style-name="ce8">
            <text:p>0.963</text:p>
          </table:table-cell>
          <table:table-cell office:value-type="float" office:value="0.64100000000000001" table:style-name="ce8">
            <text:p>0.641</text:p>
          </table:table-cell>
          <table:table-cell office:value-type="float" office:value="0.57699999999999996" table:style-name="ce8">
            <text:p>0.577</text:p>
          </table:table-cell>
          <table:table-cell office:value-type="float" office:value="0.92300000000000004" table:style-name="ce8">
            <text:p>0.923</text:p>
          </table:table-cell>
          <table:table-cell office:value-type="float" office:value="1.006" table:style-name="ce8">
            <text:p>1.006</text:p>
          </table:table-cell>
          <table:table-cell office:value-type="float" office:value="5.0640000000000001" table:formula="of:=SUM([.C9:.I9])" table:style-name="ce9">
            <text:p>5.064</text:p>
          </table:table-cell>
          <table:table-cell table:style-name="ce1"/>
          <table:table-cell table:style-name="ce13"/>
          <table:table-cell table:number-columns-repeated="16372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99395" table:style-name="ce33">
            <text:p>99,395</text:p>
          </table:table-cell>
          <table:table-cell office:value-type="float" office:value="60935" table:style-name="ce33">
            <text:p>60,935</text:p>
          </table:table-cell>
          <table:table-cell office:value-type="float" office:value="301687" table:style-name="ce33">
            <text:p>301,687</text:p>
          </table:table-cell>
          <table:table-cell office:value-type="float" office:value="208336" table:style-name="ce33">
            <text:p>208,336</text:p>
          </table:table-cell>
          <table:table-cell office:value-type="float" office:value="158635" table:style-name="ce33">
            <text:p>158,635</text:p>
          </table:table-cell>
          <table:table-cell office:value-type="float" office:value="200411" table:style-name="ce33">
            <text:p>200,411</text:p>
          </table:table-cell>
          <table:table-cell office:value-type="float" office:value="313994" table:style-name="ce33">
            <text:p>313,994</text:p>
          </table:table-cell>
          <table:table-cell office:value-type="float" office:value="1343393" table:formula="of:=SUM([.C10:.I10])" table:style-name="ce34">
            <text:p>1,343,393</text:p>
          </table:table-cell>
          <table:table-cell table:number-columns-repeated="6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style-name="ce14"/>
          <table:table-cell table:style-name="ce1"/>
          <table:table-cell table:number-columns-repeated="4" table:style-name="ce14"/>
          <table:table-cell table:number-columns-repeated="16377" table:style-name="ce1"/>
        </table:table-row>
        <table:table-row table:style-name="ro4">
          <table:table-cell/>
          <table:table-cell office:value-type="string" table:style-name="ce2">
            <text:p>bstree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Total</text:p>
          </table:table-cell>
          <table:table-cell table:number-columns-repeated="16370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746" table:style-name="ce7">
            <text:p>0.746</text:p>
          </table:table-cell>
          <table:table-cell office:value-type="float" office:value="2.54" table:style-name="ce8">
            <text:p>2.540</text:p>
          </table:table-cell>
          <table:table-cell office:value-type="float" office:value="0.68400000000000005" table:style-name="ce8">
            <text:p>0.684</text:p>
          </table:table-cell>
          <table:table-cell office:value-type="float" office:value="0.76300000000000001" table:style-name="ce8">
            <text:p>0.763</text:p>
          </table:table-cell>
          <table:table-cell office:value-type="float" office:value="1.0149999999999999" table:style-name="ce8">
            <text:p>1.015</text:p>
          </table:table-cell>
          <table:table-cell office:value-type="float" office:value="1.028" table:style-name="ce8">
            <text:p>1.028</text:p>
          </table:table-cell>
          <table:table-cell office:value-type="float" office:value="1.0129999999999999" table:style-name="ce8">
            <text:p>1.013</text:p>
          </table:table-cell>
          <table:table-cell office:value-type="float" office:value="1.131" table:style-name="ce8">
            <text:p>1.131</text:p>
          </table:table-cell>
          <table:table-cell office:value-type="float" office:value="0.76200000000000001" table:style-name="ce8">
            <text:p>0.762</text:p>
          </table:table-cell>
          <table:table-cell office:value-type="float" office:value="0.76200000000000001" table:style-name="ce8">
            <text:p>0.762</text:p>
          </table:table-cell>
          <table:table-cell office:value-type="float" office:value="2.0630000000000002" table:style-name="ce8">
            <text:p>2.063</text:p>
          </table:table-cell>
          <table:table-cell office:value-type="float" office:value="12.507000000000001" table:formula="of:=SUM([.C13:.M13])" table:style-name="ce9">
            <text:p>12.507</text:p>
          </table:table-cell>
          <table:table-cell table:number-columns-repeated="16370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123798" table:style-name="ce33">
            <text:p>123,798</text:p>
          </table:table-cell>
          <table:table-cell office:value-type="float" office:value="1254635" table:style-name="ce33">
            <text:p>1,254,635</text:p>
          </table:table-cell>
          <table:table-cell office:value-type="float" office:value="72637" table:style-name="ce33">
            <text:p>72,637</text:p>
          </table:table-cell>
          <table:table-cell office:value-type="float" office:value="169155" table:style-name="ce33">
            <text:p>169,155</text:p>
          </table:table-cell>
          <table:table-cell office:value-type="float" office:value="192683" table:style-name="ce33">
            <text:p>192,683</text:p>
          </table:table-cell>
          <table:table-cell office:value-type="float" office:value="192683" table:style-name="ce33">
            <text:p>192,683</text:p>
          </table:table-cell>
          <table:table-cell office:value-type="float" office:value="191633" table:style-name="ce33">
            <text:p>191,633</text:p>
          </table:table-cell>
          <table:table-cell office:value-type="float" office:value="390919" table:style-name="ce33">
            <text:p>390,919</text:p>
          </table:table-cell>
          <table:table-cell office:value-type="float" office:value="100266" table:style-name="ce33">
            <text:p>100,266</text:p>
          </table:table-cell>
          <table:table-cell office:value-type="float" office:value="177362" table:style-name="ce33">
            <text:p>177,362</text:p>
          </table:table-cell>
          <table:table-cell office:value-type="float" office:value="885321" table:style-name="ce33">
            <text:p>885,321</text:p>
          </table:table-cell>
          <table:table-cell office:value-type="float" office:value="3751092" table:formula="of:=SUM([.C14:.M14])" table:style-name="ce34">
            <text:p>3,751,092</text:p>
          </table:table-cell>
          <table:table-cell table:number-columns-repeated="2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style-name="ce14"/>
          <table:table-cell table:style-name="ce1"/>
          <table:table-cell table:number-columns-repeated="4" table:style-name="ce14"/>
          <table:table-cell table:number-columns-repeated="16377" table:style-name="ce1"/>
        </table:table-row>
        <table:table-row table:style-name="ro4">
          <table:table-cell/>
          <table:table-cell office:value-type="string" table:style-name="ce2">
            <text:p>dictionary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Total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27500000000000002" table:style-name="ce7">
            <text:p>0.275</text:p>
          </table:table-cell>
          <table:table-cell office:value-type="float" office:value="0.23799999999999999" table:style-name="ce8">
            <text:p>0.238</text:p>
          </table:table-cell>
          <table:table-cell office:value-type="float" office:value="0.217" table:style-name="ce8">
            <text:p>0.217</text:p>
          </table:table-cell>
          <table:table-cell office:value-type="float" office:value="0.35199999999999998" table:style-name="ce8">
            <text:p>0.352</text:p>
          </table:table-cell>
          <table:table-cell office:value-type="float" office:value="0.22900000000000001" table:style-name="ce8">
            <text:p>0.229</text:p>
          </table:table-cell>
          <table:table-cell office:value-type="float" office:value="0.217" table:style-name="ce8">
            <text:p>0.217</text:p>
          </table:table-cell>
          <table:table-cell office:value-type="float" office:value="0.30499999999999999" table:style-name="ce8">
            <text:p>0.305</text:p>
          </table:table-cell>
          <table:table-cell office:value-type="float" office:value="1.833" table:formula="of:=SUM([.C17:.I17])" table:style-name="ce9">
            <text:p>1.833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61161" table:style-name="ce33">
            <text:p>61,161</text:p>
          </table:table-cell>
          <table:table-cell office:value-type="float" office:value="54140" table:style-name="ce33">
            <text:p>54,140</text:p>
          </table:table-cell>
          <table:table-cell office:value-type="float" office:value="44569" table:style-name="ce33">
            <text:p>44,569</text:p>
          </table:table-cell>
          <table:table-cell office:value-type="float" office:value="55033" table:style-name="ce33">
            <text:p>55,033</text:p>
          </table:table-cell>
          <table:table-cell office:value-type="float" office:value="55914" table:style-name="ce33">
            <text:p>55,914</text:p>
          </table:table-cell>
          <table:table-cell office:value-type="float" office:value="41904" table:style-name="ce33">
            <text:p>41,904</text:p>
          </table:table-cell>
          <table:table-cell office:value-type="float" office:value="88854" table:style-name="ce33">
            <text:p>88,854</text:p>
          </table:table-cell>
          <table:table-cell office:value-type="float" office:value="401575" table:formula="of:=SUM([.C18:.I18])" table:style-name="ce34">
            <text:p>401,575</text:p>
          </table:table-cell>
          <table:table-cell table:number-columns-repeated="6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style-name="ce14"/>
          <table:table-cell table:style-name="ce1"/>
          <table:table-cell table:number-columns-repeated="4" table:style-name="ce14"/>
          <table:table-cell table:number-columns-repeated="16377" table:style-name="ce1"/>
        </table:table-row>
        <table:table-row table:style-name="ro4">
          <table:table-cell/>
          <table:table-cell office:value-type="string" table:style-name="ce12">
            <text:p>hea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Total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6">
            <text:p>Time</text:p>
          </table:table-cell>
          <table:table-cell office:value-type="float" office:value="0.51700000000000002" table:style-name="ce17">
            <text:p>0.517</text:p>
          </table:table-cell>
          <table:table-cell office:value-type="float" office:value="1.4870000000000001" table:style-name="ce18">
            <text:p>1.487</text:p>
          </table:table-cell>
          <table:table-cell office:value-type="float" office:value="0.629" table:style-name="ce18">
            <text:p>0.629</text:p>
          </table:table-cell>
          <table:table-cell office:value-type="float" office:value="0.77800000000000002" table:style-name="ce18">
            <text:p>0.778</text:p>
          </table:table-cell>
          <table:table-cell office:value-type="float" office:value="3.411" table:formula="of:=SUM([.C21:.F21])" table:style-name="ce19">
            <text:p>3.411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135140" table:style-name="ce36">
            <text:p>135,140</text:p>
          </table:table-cell>
          <table:table-cell office:value-type="float" office:value="804659" table:style-name="ce36">
            <text:p>804,659</text:p>
          </table:table-cell>
          <table:table-cell office:value-type="float" office:value="169522" table:style-name="ce36">
            <text:p>169,522</text:p>
          </table:table-cell>
          <table:table-cell office:value-type="float" office:value="382883" table:style-name="ce36">
            <text:p>382,883</text:p>
          </table:table-cell>
          <table:table-cell office:value-type="float" office:value="1492204" table:formula="of:=SUM([.C22:.F22])" table:style-name="ce34">
            <text:p>1,492,204</text:p>
          </table:table-cell>
          <table:table-cell table:number-columns-repeated="9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style-name="ce14"/>
          <table:table-cell table:style-name="ce1"/>
          <table:table-cell table:number-columns-repeated="4" table:style-name="ce14"/>
          <table:table-cell table:number-columns-repeated="16377" table:style-name="ce1"/>
        </table:table-row>
        <table:table-row table:style-name="ro4">
          <table:table-cell/>
          <table:table-cell office:value-type="string" table:style-name="ce2">
            <text:p>linkedlist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string" table:style-name="ce20">
            <text:p>Total</text:p>
          </table:table-cell>
          <table:table-cell table:number-columns-repeated="2" table:style-name="ce21"/>
          <table:table-cell table:number-columns-repeated="16370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64800000000000002" table:style-name="ce8">
            <text:p>0.648</text:p>
          </table:table-cell>
          <table:table-cell office:value-type="float" office:value="0.57699999999999996" table:style-name="ce8">
            <text:p>0.577</text:p>
          </table:table-cell>
          <table:table-cell office:value-type="float" office:value="0.60299999999999998" table:style-name="ce8">
            <text:p>0.603</text:p>
          </table:table-cell>
          <table:table-cell office:value-type="float" office:value="0.438" table:style-name="ce8">
            <text:p>0.438</text:p>
          </table:table-cell>
          <table:table-cell office:value-type="float" office:value="0.29299999999999998" table:style-name="ce8">
            <text:p>0.293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5700000000000001" table:style-name="ce8">
            <text:p>0.257</text:p>
          </table:table-cell>
          <table:table-cell office:value-type="float" office:value="0.71799999999999997" table:style-name="ce8">
            <text:p>0.718</text:p>
          </table:table-cell>
          <table:table-cell office:value-type="float" office:value="0.312" table:style-name="ce8">
            <text:p>0.312</text:p>
          </table:table-cell>
          <table:table-cell office:value-type="float" office:value="4.141" table:formula="of:=SUM([.C25:.K25])" table:style-name="ce9">
            <text:p>4.141</text:p>
          </table:table-cell>
          <table:table-cell table:number-columns-repeated="2" table:style-name="ce22"/>
          <table:table-cell table:number-columns-repeated="16370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43209" table:style-name="ce36">
            <text:p>43,209</text:p>
          </table:table-cell>
          <table:table-cell office:value-type="float" office:value="57458" table:style-name="ce36">
            <text:p>57,458</text:p>
          </table:table-cell>
          <table:table-cell office:value-type="float" office:value="97728" table:style-name="ce36">
            <text:p>97,728</text:p>
          </table:table-cell>
          <table:table-cell office:value-type="float" office:value="82345" table:style-name="ce36">
            <text:p>82,345</text:p>
          </table:table-cell>
          <table:table-cell office:value-type="float" office:value="63645" table:style-name="ce36">
            <text:p>63,645</text:p>
          </table:table-cell>
          <table:table-cell office:value-type="float" office:value="66093" table:style-name="ce36">
            <text:p>66,093</text:p>
          </table:table-cell>
          <table:table-cell office:value-type="float" office:value="30794" table:style-name="ce36">
            <text:p>30,794</text:p>
          </table:table-cell>
          <table:table-cell office:value-type="float" office:value="97225" table:style-name="ce36">
            <text:p>97,225</text:p>
          </table:table-cell>
          <table:table-cell office:value-type="float" office:value="50217" table:style-name="ce36">
            <text:p>50,217</text:p>
          </table:table-cell>
          <table:table-cell office:value-type="float" office:value="588714" table:formula="of:=SUM([.C26:.K26])" table:style-name="ce37">
            <text:p>588,714</text:p>
          </table:table-cell>
          <table:table-cell table:number-columns-repeated="2" table:style-name="ce22"/>
          <table:table-cell table:number-columns-repeated="2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style-name="ce14"/>
          <table:table-cell table:style-name="ce1"/>
          <table:table-cell table:number-columns-repeated="4" table:style-name="ce14"/>
          <table:table-cell table:number-columns-repeated="16377" table:style-name="ce1"/>
        </table:table-row>
        <table:table-row table:style-name="ro4">
          <table:table-cell/>
          <table:table-cell office:value-type="string" table:style-name="ce2">
            <text:p>multidictionary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20">
            <text:p>Total</text:p>
          </table:table-cell>
          <table:table-cell table:style-name="ce21"/>
          <table:table-cell table:number-columns-repeated="16374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504" table:style-name="ce7">
            <text:p>0.504</text:p>
          </table:table-cell>
          <table:table-cell office:value-type="float" office:value="0.81299999999999994" table:style-name="ce8">
            <text:p>0.813</text:p>
          </table:table-cell>
          <table:table-cell office:value-type="float" office:value="0.56599999999999995" table:style-name="ce8">
            <text:p>0.566</text:p>
          </table:table-cell>
          <table:table-cell office:value-type="float" office:value="0.57899999999999996" table:style-name="ce8">
            <text:p>0.579</text:p>
          </table:table-cell>
          <table:table-cell office:value-type="float" office:value="0.67800000000000005" table:style-name="ce8">
            <text:p>0.678</text:p>
          </table:table-cell>
          <table:table-cell office:value-type="float" office:value="0.66300000000000003" table:style-name="ce8">
            <text:p>0.663</text:p>
          </table:table-cell>
          <table:table-cell office:value-type="float" office:value="3.8029999999999999" table:formula="of:=SUM([.B29:.H29])" table:style-name="ce9">
            <text:p>3.803</text:p>
          </table:table-cell>
          <table:table-cell table:style-name="ce23"/>
          <table:table-cell table:number-columns-repeated="16374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130145" table:style-name="ce33">
            <text:p>130,145</text:p>
          </table:table-cell>
          <table:table-cell office:value-type="float" office:value="312351" table:style-name="ce33">
            <text:p>312,351</text:p>
          </table:table-cell>
          <table:table-cell office:value-type="float" office:value="166638" table:style-name="ce33">
            <text:p>166,638</text:p>
          </table:table-cell>
          <table:table-cell office:value-type="float" office:value="145627" table:style-name="ce33">
            <text:p>145,627</text:p>
          </table:table-cell>
          <table:table-cell office:value-type="float" office:value="158934" table:style-name="ce33">
            <text:p>158,934</text:p>
          </table:table-cell>
          <table:table-cell office:value-type="float" office:value="192955" table:style-name="ce33">
            <text:p>192,955</text:p>
          </table:table-cell>
          <table:table-cell office:value-type="float" office:value="1106650" table:formula="of:=SUM([.C30:.H30])" table:style-name="ce34">
            <text:p>1,106,650</text:p>
          </table:table-cell>
          <table:table-cell table:style-name="ce23"/>
          <table:table-cell table:number-columns-repeated="6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12">
            <text:p>queue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Total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33200000000000002" table:style-name="ce7">
            <text:p>0.332</text:p>
          </table:table-cell>
          <table:table-cell office:value-type="float" office:value="0.34499999999999997" table:style-name="ce8">
            <text:p>0.345</text:p>
          </table:table-cell>
          <table:table-cell office:value-type="float" office:value="0.34499999999999997" table:style-name="ce8">
            <text:p>0.345</text:p>
          </table:table-cell>
          <table:table-cell office:value-type="float" office:value="0.249" table:style-name="ce8">
            <text:p>0.249</text:p>
          </table:table-cell>
          <table:table-cell office:value-type="float" office:value="0.40300000000000002" table:style-name="ce8">
            <text:p>0.403</text:p>
          </table:table-cell>
          <table:table-cell office:value-type="float" office:value="0.46600000000000003" table:style-name="ce8">
            <text:p>0.466</text:p>
          </table:table-cell>
          <table:table-cell office:value-type="float" office:value="2.14" table:formula="of:=SUM([.C33:.H33])" table:style-name="ce9">
            <text:p>2.140</text:p>
          </table:table-cell>
          <table:table-cell table:style-name="ce1"/>
          <table:table-cell table:style-name="ce13"/>
          <table:table-cell table:number-columns-repeated="16373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71514" table:style-name="ce33">
            <text:p>71,514</text:p>
          </table:table-cell>
          <table:table-cell office:value-type="float" office:value="69962" table:style-name="ce33">
            <text:p>69,962</text:p>
          </table:table-cell>
          <table:table-cell office:value-type="float" office:value="45067" table:style-name="ce33">
            <text:p>45,067</text:p>
          </table:table-cell>
          <table:table-cell office:value-type="float" office:value="36767" table:style-name="ce33">
            <text:p>36,767</text:p>
          </table:table-cell>
          <table:table-cell office:value-type="float" office:value="62624" table:style-name="ce33">
            <text:p>62,624</text:p>
          </table:table-cell>
          <table:table-cell office:value-type="float" office:value="121172" table:style-name="ce33">
            <text:p>121,172</text:p>
          </table:table-cell>
          <table:table-cell office:value-type="float" office:value="407106" table:formula="of:=SUM([.C34:.H34])" table:style-name="ce34">
            <text:p>407,106</text:p>
          </table:table-cell>
          <table:table-cell table:style-name="ce1"/>
          <table:table-cell table:style-name="ce13"/>
          <table:table-cell table:number-columns-repeated="5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2">
            <text:p>priorityqueue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Total</text:p>
          </table:table-cell>
          <table:table-cell table:style-name="ce24"/>
          <table:table-cell table:number-columns-repeated="16375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75700000000000001" table:style-name="ce7">
            <text:p>0.757</text:p>
          </table:table-cell>
          <table:table-cell office:value-type="float" office:value="0.73099999999999998" table:style-name="ce8">
            <text:p>0.731</text:p>
          </table:table-cell>
          <table:table-cell office:value-type="float" office:value="0.44900000000000001" table:style-name="ce8">
            <text:p>0.449</text:p>
          </table:table-cell>
          <table:table-cell office:value-type="float" office:value="0.99299999999999999" table:style-name="ce8">
            <text:p>0.993</text:p>
          </table:table-cell>
          <table:table-cell office:value-type="float" office:value="1.1910000000000001" table:style-name="ce8">
            <text:p>1.191</text:p>
          </table:table-cell>
          <table:table-cell office:value-type="float" office:value="4.1210000000000004" table:formula="of:=SUM([.B37:.G37])" table:style-name="ce9">
            <text:p>4.121</text:p>
          </table:table-cell>
          <table:table-cell table:style-name="ce25"/>
          <table:table-cell table:style-name="ce13"/>
          <table:table-cell table:number-columns-repeated="16374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399730" table:style-name="ce36">
            <text:p>399,730</text:p>
          </table:table-cell>
          <table:table-cell office:value-type="float" office:value="287433" table:style-name="ce36">
            <text:p>287,433</text:p>
          </table:table-cell>
          <table:table-cell office:value-type="float" office:value="121329" table:style-name="ce36">
            <text:p>121,329</text:p>
          </table:table-cell>
          <table:table-cell office:value-type="float" office:value="450539" table:style-name="ce36">
            <text:p>450,539</text:p>
          </table:table-cell>
          <table:table-cell office:value-type="float" office:value="1053195" table:style-name="ce36">
            <text:p>1,053,195</text:p>
          </table:table-cell>
          <table:table-cell office:value-type="float" office:value="2312226" table:formula="of:=SUM([.C38:.G38])" table:style-name="ce34">
            <text:p>2,312,226</text:p>
          </table:table-cell>
          <table:table-cell table:style-name="ce26"/>
          <table:table-cell table:style-name="ce13"/>
          <table:table-cell table:number-columns-repeated="6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number-columns-repeated="15" table:style-name="ce1"/>
          <table:table-cell table:style-name="ce13"/>
          <table:table-cell table:number-columns-repeated="16367"/>
        </table:table-row>
        <table:table-row table:style-name="ro4">
          <table:table-cell/>
          <table:table-cell office:value-type="string" table:style-name="ce2">
            <text:p>set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Total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38600000000000001" table:style-name="ce7">
            <text:p>0.386</text:p>
          </table:table-cell>
          <table:table-cell office:value-type="float" office:value="0.67900000000000005" table:style-name="ce8">
            <text:p>0.679</text:p>
          </table:table-cell>
          <table:table-cell office:value-type="float" office:value="1.7430000000000001" table:style-name="ce8">
            <text:p>1.743</text:p>
          </table:table-cell>
          <table:table-cell office:value-type="float" office:value="0.622" table:style-name="ce8">
            <text:p>0.622</text:p>
          </table:table-cell>
          <table:table-cell office:value-type="float" office:value="0.29199999999999998" table:style-name="ce8">
            <text:p>0.292</text:p>
          </table:table-cell>
          <table:table-cell office:value-type="float" office:value="0.73599999999999999" table:style-name="ce8">
            <text:p>0.736</text:p>
          </table:table-cell>
          <table:table-cell office:value-type="float" office:value="4.4579999999999993" table:formula="of:=SUM([.C41:.H41])" table:style-name="ce9">
            <text:p>4.458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78959" table:style-name="ce33">
            <text:p>78,959</text:p>
          </table:table-cell>
          <table:table-cell office:value-type="float" office:value="242304" table:style-name="ce33">
            <text:p>242,304</text:p>
          </table:table-cell>
          <table:table-cell office:value-type="float" office:value="1265278" table:style-name="ce33">
            <text:p>1,265,278</text:p>
          </table:table-cell>
          <table:table-cell office:value-type="float" office:value="232776" table:style-name="ce33">
            <text:p>232,776</text:p>
          </table:table-cell>
          <table:table-cell office:value-type="float" office:value="66700" table:style-name="ce33">
            <text:p>66,700</text:p>
          </table:table-cell>
          <table:table-cell office:value-type="float" office:value="292205" table:style-name="ce33">
            <text:p>292,205</text:p>
          </table:table-cell>
          <table:table-cell office:value-type="float" office:value="2178222" table:formula="of:=SUM([.C42:.H42])" table:style-name="ce34">
            <text:p>2,178,222</text:p>
          </table:table-cell>
          <table:table-cell table:number-columns-repeated="7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number-columns-repeated="12" table:style-name="ce1"/>
          <table:table-cell table:style-name="ce13"/>
          <table:table-cell table:number-columns-repeated="16370" table:style-name="ce1"/>
        </table:table-row>
        <table:table-row table:style-name="ro4">
          <table:table-cell/>
          <table:table-cell office:value-type="string" table:style-name="ce12">
            <text:p>stack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Total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6">
            <text:p>Time</text:p>
          </table:table-cell>
          <table:table-cell office:value-type="float" office:value="0.34300000000000003" table:style-name="ce7">
            <text:p>0.343</text:p>
          </table:table-cell>
          <table:table-cell office:value-type="float" office:value="0.33100000000000002" table:style-name="ce8">
            <text:p>0.331</text:p>
          </table:table-cell>
          <table:table-cell office:value-type="float" office:value="0.33100000000000002" table:style-name="ce8">
            <text:p>0.331</text:p>
          </table:table-cell>
          <table:table-cell office:value-type="float" office:value="0.62" table:style-name="ce8">
            <text:p>0.620</text:p>
          </table:table-cell>
          <table:table-cell office:value-type="float" office:value="1.625" table:formula="of:=SUM([.C45:.F45])" table:style-name="ce9">
            <text:p>1.625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0">
            <text:p>Commands</text:p>
          </table:table-cell>
          <table:table-cell office:value-type="float" office:value="52233" table:style-name="ce36">
            <text:p>52,233</text:p>
          </table:table-cell>
          <table:table-cell office:value-type="float" office:value="44958" table:style-name="ce36">
            <text:p>44,958</text:p>
          </table:table-cell>
          <table:table-cell office:value-type="float" office:value="55097" table:style-name="ce36">
            <text:p>55,097</text:p>
          </table:table-cell>
          <table:table-cell office:value-type="float" office:value="154161" table:style-name="ce36">
            <text:p>154,161</text:p>
          </table:table-cell>
          <table:table-cell office:value-type="float" office:value="306449" table:formula="of:=SUM([.C46:.F46])" table:style-name="ce34">
            <text:p>306,449</text:p>
          </table:table-cell>
          <table:table-cell table:number-columns-repeated="9" table:style-name="ce1"/>
          <table:table-cell table:style-name="ce11"/>
          <table:table-cell table:number-columns-repeated="16367"/>
        </table:table-row>
        <table:table-row table:style-name="ro5">
          <table:table-cell/>
          <table:table-cell table:number-columns-repeated="10" table:style-name="ce1"/>
          <table:table-cell table:style-name="ce13"/>
          <table:table-cell table:number-columns-repeated="16372" table:style-name="ce1"/>
        </table:table-row>
        <table:table-row table:style-name="ro3">
          <table:table-cell/>
          <table:table-cell table:style-name="ce1"/>
          <table:table-cell office:value-type="string" table:number-columns-spanned="2" table:number-rows-spanned="1" table:style-name="ce31">
            <text:p>Total</text:p>
          </table:table-cell>
          <table:covered-table-cell/>
          <table:table-cell table:style-name="ce1"/>
          <table:table-cell table:number-columns-repeated="2" table:style-name="ce27"/>
          <table:table-cell table:style-name="ce28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5.780999999999999" table:formula="of:=[.G45]+[.I33]+[.H37]+[.L25]+[.L5]+[.J17]+[.I41]+[.I29]+[.N13]+[.G21]+[.J9]" table:number-columns-spanned="2" table:number-rows-spanned="1" table:style-name="ce32">
            <text:p>45.781</text:p>
          </table:table-cell>
          <table:covered-table-cell/>
          <table:table-cell table:style-name="ce1"/>
          <table:table-cell table:style-name="ce29"/>
          <table:table-cell table:style-name="ce27"/>
          <table:table-cell table:number-columns-repeated="2" table:style-name="ce21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217778" table:formula="of:=[.G46]+[.I34]+[.H38]+[.L26]+[.L6]+[.J18]+[.I42]+[.I30]+[.N14]+[.G22]+[.J10]" table:number-columns-spanned="2" table:number-rows-spanned="1" table:style-name="ce35">
            <text:p>14,217,778</text:p>
          </table:table-cell>
          <table:covered-table-cell/>
          <table:table-cell table:number-columns-repeated="3" table:style-name="ce1"/>
          <table:table-cell table:style-name="ce30"/>
          <table:table-cell table:style-name="ce13"/>
          <table:table-cell table:number-columns-repeated="16375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table:style-name="ce21"/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style-name="ce26"/>
          <table:table-cell table:style-name="ce13"/>
          <table:table-cell table:number-columns-repeated="16376" table:style-name="ce1"/>
        </table:table-row>
        <table:table-row table:number-rows-repeated="104852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style:style style:name="Followed_32_Hyperlink" style:display-name="Followed Hyperlink" style:family="table-cell" style:data-style-name="N0">
      <style:text-properties fo:color="#954F72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09</meta:generator>
    <meta:initial-creator>PetarMax</meta:initial-creator>
    <dc:creator>PetarMax</dc:creator>
    <meta:creation-date>2018-04-17T13:29:41Z</meta:creation-date>
    <dc:date>2020-02-20T00:37:24Z</dc:date>
  </office:meta>
</office:document-meta>
</file>